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6pt" officeooo:rsid="001d14e1" officeooo:paragraph-rsid="001d14e1" style:font-size-asian="6pt" style:font-size-complex="6pt"/>
    </style:style>
    <style:style style:name="P2" style:family="paragraph" style:parent-style-name="Standard">
      <style:text-properties style:font-name="Consolas" fo:font-size="14pt" officeooo:rsid="001d14e1" officeooo:paragraph-rsid="001d14e1" style:font-size-asian="14pt" style:font-size-complex="14pt"/>
    </style:style>
    <style:style style:name="P3" style:family="paragraph" style:parent-style-name="Standard">
      <style:text-properties style:font-name="Consolas" fo:font-size="14pt" officeooo:rsid="001d282f" officeooo:paragraph-rsid="001d282f" style:font-size-asian="14pt" style:font-size-complex="14pt"/>
    </style:style>
    <style:style style:name="T1" style:family="text">
      <style:text-properties officeooo:rsid="001d14e1"/>
    </style:style>
    <style:style style:name="T2" style:family="text">
      <style:text-properties officeooo:rsid="001d282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officeooo:rsid="001fe358"/>
    </style:style>
    <style:style style:name="T5" style:family="text">
      <style:text-properties officeooo:rsid="0021511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1">BIBLIOTECA</text:span></text:p>
      <text:p text:style-name="P2">La practica consiste en una aplicación que permite gestionar una biblioteca, listando una serie de libros y usuarios y permitiendo que los usuarios puedan coger libros prestados y devolverlos en una cantidad preestablecida de tiempo.</text:p>
      <text:p text:style-name="P2">Hay dos tipos de usuarios: los normales y los bibliotecarios. Los bibliotecarios tienen la capacidad de añadir y quitar libros de la lista de libros que hay disponibles para prestamo, asi como de enviar avisos a los usuarios que hayan sobrepasado el tiempo máximo de préstamo.</text:p>
      <text:p text:style-name="P2"/>
      <text:p text:style-name="P2">Los usuarios para registrarse deben introducir una serie de datos:</text:p>
      <text:p text:style-name="P2">- nombre: sera usado para iniciar sesion, debe tener entre 1 y 15 caracteres.</text:p>
      <text:p text:style-name="P2">- dni: debe estar en formato 12345678A. No se controla que la letra sea correcta.</text:p>
      <text:p text:style-name="P1"><text:span text:style-name="T3">- email: tiene que tener menos de 20 caracteres. Ademas el formato debe ser “</text:span><text:a xlink:type="simple" xlink:href="mailto:abc@xx.yy" text:style-name="Internet_20_link" text:visited-style-name="Visited_20_Internet_20_Link"><text:span text:style-name="T3">abc@xx.yy</text:span></text:a><text:span text:style-name="T3">”</text:span></text:p>
      <text:p text:style-name="P2"><text:tab/>siendo yy un conjunto de dos o tres caracteres cualesquiera.</text:p>
      <text:p text:style-name="P2">- contraseña: usada para iniciar sesion. Consiste en un conjunto de al menos 5 caracteres.</text:p>
      <text:p text:style-name="P2">- numero maximo de prestamos: cantidad maxima de libros que puede sacar un usuario al mismo tiempo.</text:p>
      <text:p text:style-name="P2">- numero de prestamos actuales: cantidad de libros que un usuario tiene prestados actualmente.</text:p>
      <text:p text:style-name="P2"/>
      <text:p text:style-name="P2">Todos estos usuarios serán integrados en una lista de usuarios automáticamente al añadirse, esta lista es a su vez exportada a un fichero.</text:p>
      <text:p text:style-name="P2"/>
      <text:p text:style-name="P2">Esta lista de usuarios podrá ser ordenada por DNI, y el bibliotecario podr<text:span text:style-name="T4">á </text:span>eliminar a cualquier usuario de la lista introduciendo el dni.</text:p>
      <text:p text:style-name="P2"/>
      <text:p text:style-name="P2">La clase usuarios lanza diversas excepciones que seran tratados en el entorno grafico:</text:p>
      <text:p text:style-name="P2">-DNIincorrectoException: se lanza cuando el dni introducido por un usuario al registrase es incorrecto.</text:p>
      <text:p text:style-name="P2">-EmailincorrectoException: se lanza cuando el email introducido por un usuario al registrarse es incorrecto.</text:p>
      <text:p text:style-name="P2">-<text:span text:style-name="T5">ISBNincorrecto: se lanza cuando el isbn no cumple los requisitos.</text:span></text:p>
      <text:p text:style-name="P2"><text:soft-page-break/>-<text:span text:style-name="T5">ISBNyaExisteException: se lanza al intentar crear un libro con un isbn ya existente</text:span></text:p>
      <text:p text:style-name="P2">-NombreIncorrectoException: se lanza cuando el nombre de <text:span text:style-name="T2">un usuario es incorrecto.</text:span></text:p>
      <text:p text:style-name="P2">-<text:span text:style-name="T2">PassIncorrectaException: se lanza cuando la contraseña de un usuario es incorrecta.</text:span></text:p>
      <text:p text:style-name="P3">-UsuarioYaExisteException: se lanza cuando el dni, email o el nombre de un usuario ya están definidos para otra person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8T09:08:50.687000000</meta:creation-date>
    <meta:generator>LibreOffice/5.0.1.2$Windows_x86 LibreOffice_project/81898c9f5c0d43f3473ba111d7b351050be20261</meta:generator>
    <dc:date>2017-05-22T12:22:02.768000000</dc:date>
    <meta:editing-duration>PT9M45S</meta:editing-duration>
    <meta:editing-cycles>3</meta:editing-cycles>
    <meta:document-statistic meta:table-count="0" meta:image-count="0" meta:object-count="0" meta:page-count="2" meta:paragraph-count="21" meta:word-count="343" meta:character-count="2188" meta:non-whitespace-character-count="1860"/>
  </office:meta>
</office:document-meta>
</file>